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6.61458333333333cm" style:use-optimal-column-width="true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Local Authority</text:p>
          </table:table-cell>
          <table:table-cell office:value-type="string" table:style-name="ce2">
            <text:p>Count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Barking and Dagenham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Barnet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Basingstoke and Deane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Birmingham</text:p>
          </table:table-cell>
          <table:table-cell office:value-type="float" office:value="110" table:style-name="ce1">
            <text:p>110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Bournemouth, Christchurch and Poole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Bradford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Brent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Brighton and Hove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Bristol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Bromley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Calderdale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Cambridge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Camden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Chelmsford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City of London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Croydon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Dacorum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Dartford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Dorset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Ealing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Eastbourne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Enfield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Gateshead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Greenwich</text:p>
          </table:table-cell>
          <table:table-cell office:value-type="float" office:value="103" table:style-name="ce1">
            <text:p>10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Guildford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Hackney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Halton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Hammersmith and Fulham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Haringey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Harrow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Hertsmere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Hillingdon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Hounslow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Ipswich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Islington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Kensington and Chelsea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Kingston upon Thames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Lambeth</text:p>
          </table:table-cell>
          <table:table-cell office:value-type="float" office:value="86" table:style-name="ce1">
            <text:p>86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Leeds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Leicester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Lewisham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Liverpool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Maidstone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Manchester</text:p>
          </table:table-cell>
          <table:table-cell office:value-type="float" office:value="136" table:style-name="ce1">
            <text:p>136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Medway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Merton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Milton Keynes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Newcastle upon Tyne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Newham</text:p>
          </table:table-cell>
          <table:table-cell office:value-type="float" office:value="130" table:style-name="ce1">
            <text:p>130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North Somerset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North Tyneside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Norwich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Nottingham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Plymouth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Portsmouth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Preston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Reading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Redbridge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Richmond upon Thames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Salford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Sheffield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Slough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Southampton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Southend-on-Sea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Southwark</text:p>
          </table:table-cell>
          <table:table-cell office:value-type="float" office:value="127" table:style-name="ce1">
            <text:p>127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Stevenage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Sunderland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Sutton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Swindon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Thanet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Torbay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Tower Hamlets</text:p>
          </table:table-cell>
          <table:table-cell office:value-type="float" office:value="286" table:style-name="ce1">
            <text:p>286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Trafford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Wakefield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Waltham Forest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Wandsworth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Watford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Westminster</text:p>
          </table:table-cell>
          <table:table-cell office:value-type="float" office:value="127" table:style-name="ce1">
            <text:p>127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Wigan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Windsor and Maidenhead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Woking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Wokingham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Wyre Forest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number-rows-repeated="1048490" table:style-name="ro1">
          <table:table-cell table:number-columns-repeated="16384"/>
        </table:table-row>
      </table:table>
      <table:database-ranges>
        <table:database-range table:target-range-address="Sheet1.B4:Sheet1.C86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01</meta:generator>
    <meta:initial-creator>Mangat, James</meta:initial-creator>
    <dc:creator>Chris Martin</dc:creator>
    <meta:creation-date>2021-10-13T16:00:27Z</meta:creation-date>
    <dc:date>2021-12-09T16:18:04Z</dc:date>
    <meta:user-defined meta:name="DocRiskLevel"/>
    <meta:user-defined meta:name="DocRiskLevelWizardText">Atkins Baseline</meta:user-defined>
    <meta:user-defined meta:name="DocRiskLevelWizardMarker"/>
  </office:meta>
</office:document-meta>
</file>